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4">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1731133407" text:style-name="L1">
        <text:list-item>
          <text:p text:style-name="P14">Don't assume that the information actually has to be stored that way, as linear memory. <text:s/>The node can remap the information that's being read or written into whatever internal organization it needs.</text:p>
        </text:list-item>
        <text:list-item>
          <text:p text:style-name="P14">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14">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Although the Protocol Identification Protocol is not required, it's highly recommended. <text:s/>(Should it be required? It's pretty light-weight, and having it there simplifies the code for checking whether this protocol is present.)</text:p>
      <text:h text:style-name="Heading_20_2" text:outline-level="2"><text:soft-page-break/>Protocol</text:h>
      <text:h text:style-name="Heading_20_3" text:outline-level="3">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h text:style-name="Heading_20_3" text:outline-level="3">Message Formats</text:h>
      <text:h text:style-name="Heading_20_3" text:outline-level="3">Operations</text:h>
      <text:h text:style-name="Heading_20_4" text:outline-level="4">Read, Read-Reply</text:h>
      <text:h text:style-name="Heading_20_4" text:outline-level="4">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p>
      <text:p text:style-name="Text_20_body"/>
      <text:h text:style-name="Heading_20_1" text:outline-level="1">Stuff to be merged into the above</text:h>
      <text:h text:style-name="Heading_20_2" text:outline-level="2">Environment of Protocol</text:h>
      <text:h text:style-name="Heading_20_3" text:outline-level="3">Requirements</text:h>
      <text:list xml:id="list1584627510" text:style-name="L2">
        <text:list-item>
          <text:p text:style-name="P15">Nodes must carry enough context that a stand-alone configuration tool can provide a useful human interface without getting any data from an external source, e.g. needing an Internet download to handle a new node type.</text:p>
        </text:list-item>
        <text:list-item>
          <text:p text:style-name="P15"><text:soft-page-break/>It must be possible to configure a node entirely over the OpenLCB, without physical interactions, e.g. pushing buttons. This configuration must be compatible with local configuration, including e.g. the Blue/Gold method.</text:p>
        </text:list-item>
        <text:list-item>
          <text:p text:style-name="P15">It must be possible to configure one or more nodes while the rest of the OpenLCB is operating normally.</text:p>
        </text:list-item>
        <text:list-item>
          <text:p text:style-name="P15">It must be possible to read, store, and reload the configuration of a node.</text:p>
        </text:list-item>
      </text:list>
      <text:h text:style-name="Heading_20_3" text:outline-level="3" text:is-list-header="true">Preferences</text:h>
      <text:list xml:id="list276276093" text:style-name="L3">
        <text:list-item>
          <text:p text:style-name="P16">Small nodes shouldn't need a lot of processing power, e.g. to compress or decompress data in real time. Memory usage should also be limited, but is a second priority.</text:p>
        </text:list-item>
        <text:list-item>
          <text:p text:style-name="P16">Configuration operations should be state-less and idempotent to simplify software at both ends.</text:p>
        </text:list-item>
        <text:list-item>
          <text:p text:style-name="P16">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16">For efficiency, atomic reads or writes of small amounts of data should fit into a single-frame CAN datagram. Single-bit writes also add efficiency. </text:p>
        </text:list-item>
        <text:list-item>
          <text:p text:style-name="P16">Multiple address spaces make it easier to handle multiple types of data.</text:p>
        </text:list-item>
        <text:list-item>
          <text:p text:style-name="P16">For large transfers, it's desirable to be able to use streams. Not all nodes support them, though, so it must be possible to enquire about capabilities.</text:p>
        </text:list-item>
        <text:list-item>
          <text:p text:style-name="P16">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text:soft-page-break/>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9"><text:s/>2.1 Introduction<text:tab/>1</text:p>
          <text:p text:style-name="P9"><text:s/>2.2 Intended Use<text:tab/>1</text:p>
          <text:p text:style-name="P9"><text:s/>2.3 Reference and Context<text:tab/>1</text:p>
          <text:p text:style-name="P9"><text:soft-page-break/><text:s/>2.4 Protocol<text:tab/>2</text:p>
          <text:p text:style-name="P11"><text:s/>2.4.1 Address Space Size<text:tab/>2</text:p>
          <text:p text:style-name="P11"><text:s/>2.4.2 Address Space Selection<text:tab/>2</text:p>
          <text:p text:style-name="P11"><text:s/>2.4.3 Message Formats<text:tab/>2</text:p>
          <text:p text:style-name="P11"><text:s/>2.4.4 Operations<text:tab/>2</text:p>
          <text:p text:style-name="P10"><text:s/>2.4.4.1 Read, Read-Reply<text:tab/>2</text:p>
          <text:p text:style-name="P10"><text:s/>2.4.4.2 Get Configuration Options Reply<text:tab/>2</text:p>
          <text:p text:style-name="P10"><text:s/>2.4.4.3 Get Address Space Information Reply<text:tab/>2</text:p>
          <text:p text:style-name="P10"><text:s/>2.4.4.4 Lock/Reserve and Freeze/Unfreeze<text:tab/>2</text:p>
          <text:p text:style-name="P10"><text:s/>2.4.4.5 Get Unique EventID<text:tab/>2</text:p>
          <text:p text:style-name="P10"><text:s/>2.4.4.6 Update Complete/Reset/Reboot/Reinitialize<text:tab/>2</text:p>
          <text:p text:style-name="P10"><text:s/>2.4.4.7 Indicate<text:tab/>2</text:p>
          <text:p text:style-name="P12"><text:s/>3 Stuff to be merged into the above<text:tab/>2</text:p>
          <text:p text:style-name="P9"><text:s/>3.1 Environment of Protocol<text:tab/>2</text:p>
          <text:p text:style-name="P11"><text:s/>3.1.1 Requirements<text:tab/>2</text:p>
          <text:p text:style-name="P11">Preferences<text:tab/>3</text:p>
          <text:p text:style-name="P11">Design Points<text:tab/>3</text:p>
          <text:p text:style-name="P11"><text:s/>3.1.2 CAN Aspects<text:tab/>4</text:p>
          <text:p text:style-name="P9"><text:s/>3.2 Implementation Notes<text:tab/>4</text:p>
          <text:p text:style-name="P11"><text:s/>3.2.1 Example CAN Operations<text:tab/>4</text:p>
          <text:p text:style-name="P10"><text:s/>3.2.1.1 Get initial information<text:tab/>4</text:p>
          <text:p text:style-name="P10"><text:s/>3.2.1.2 Write byte<text:tab/>4</text:p>
          <text:p text:style-name="P10"><text:s/>3.2.1.3 Write 64 bytes<text:tab/>4</text:p>
          <text:p text:style-name="P10"><text:s/>3.2.1.4 Read byte<text:tab/>4</text:p>
          <text:p text:style-name="P10"><text:s/>3.2.1.5 Read 64 bytes<text:tab/>5</text:p>
          <text:p text:style-name="P10"><text:s/>3.2.1.6 Large read via stream<text:tab/>5</text:p>
          <text:p text:style-name="P10"><text:s/>3.2.1.7 Large write via stream<text:tab/>5</text:p>
          <text:p text:style-name="P10"><text:s/>3.2.1.8 Performance Note<text:tab/>6</text:p>
          <text:p text:style-name="P11"><text:s/>3.2.2 Delays Due to Non-Volatile Memory<text:tab/>6</text:p>
          <text:p text:style-name="P11"><text:soft-page-break/><text:s/>3.2.3 Large Volume Operations<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2-05-28T12:49:19">5/2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8T12:49:19">May 2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2-05-28T12:49:19">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1</meta:editing-cycles>
    <meta:editing-duration>PT12H11M6S</meta:editing-duration>
    <meta:generator>OpenOffice.org/3.3$Unix OpenOffice.org_project/330m20$Build-9567</meta:generator>
    <dc:date>2012-05-28T12:49:19</dc:date>
    <dc:creator>Bob Jacobsen</dc:creator>
    <meta:document-statistic meta:table-count="1" meta:image-count="1" meta:object-count="0" meta:page-count="9" meta:paragraph-count="181" meta:word-count="2021" meta:character-count="12358"/>
    <meta:user-defined meta:name="Info 1"/>
    <meta:user-defined meta:name="Info 2"/>
    <meta:user-defined meta:name="Info 3"/>
    <meta:user-defined meta:name="Info 4"/>
  </office:meta>
</office:document-meta>
</file>